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71b03" officeooo:paragraph-rsid="00171b03"/>
    </style:style>
    <style:style style:name="P2" style:family="paragraph" style:parent-style-name="Standard">
      <style:text-properties officeooo:rsid="00171b03" officeooo:paragraph-rsid="00171b03"/>
    </style:style>
    <style:style style:name="P3" style:family="paragraph" style:parent-style-name="Standard">
      <style:text-properties officeooo:rsid="0018bcb8" officeooo:paragraph-rsid="0018bcb8"/>
    </style:style>
    <style:style style:name="T1" style:family="text">
      <style:text-properties officeooo:rsid="0018bc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alling Blocks (клон игры Tetris)</text:p>
      <text:p text:style-name="P1"/>
      <text:p text:style-name="P1">Цель заключается в создании клона игры Tetris. Необходимо реализовать следующие возможности:</text:p>
      <text:p text:style-name="P1"/>
      <text:p text:style-name="P1">1) Базовый gameplay</text:p>
      <text:p text:style-name="P1"><text:tab/>a) отображение падающих блоков в возможностью регулировать их положение вдоль <text:tab/> <text:s text:c="3"/>осей X и Y;</text:p>
      <text:p text:style-name="P1"><text:tab/>b) исчезновение линии блоков, занимающей полностью все игровое поле;</text:p>
      <text:p text:style-name="P1"><text:tab/>c) управление ориентацией блоков;</text:p>
      <text:p text:style-name="P1"><text:tab/>d) предварительное отображение следующего блока;</text:p>
      <text:p text:style-name="P1"><text:tab/>e) окончание игры при полном заполнении игрового поля по вертикали.</text:p>
      <text:p text:style-name="P1"/>
      <text:p text:style-name="P1">2) Отображение игрового счета</text:p>
      <text:p text:style-name="P1"/>
      <text:p text:style-name="P1">3) <text:span text:style-name="T1">Панель меню с возможностью начать игру сначала или поставить игру на паузу</text:span></text:p>
      <text:p text:style-name="P1"/>
      <text:p text:style-name="P3">4) Возможность сохранения состояния игрового поля</text:p>
      <text:p text:style-name="P3"/>
      <text:p text:style-name="P3">5) Загрузочный экран и меню с выбором «Новая игра», «Продолжить», «Настройки»</text:p>
      <text:p text:style-name="P3"/>
      <text:p text:style-name="P3">6)* Реализовать поддержку интеллектуального агента, играющего в Falling Block без участия человек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a </meta:initial-creator>
    <meta:creation-date>2013-12-01T17:46:03.655356775</meta:creation-date>
    <dc:date>2013-12-25T23:27:11.078392874</dc:date>
    <dc:creator>Ilia </dc:creator>
    <meta:editing-duration>PT1H39M32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3" meta:word-count="107" meta:character-count="789" meta:non-whitespace-character-count="685"/>
  </office:meta>
</office:document-meta>
</file>